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9.134cm" svg:x="1.4cm" svg:y="3.685cm" presentation:class="subtitle">
          <draw:text-box>
            <text:p>MY SHOPPING LIS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Team Members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Reilly Oduor: </text:span>Scrum Master</text:p>
            <text:p>Jacob Joseph: Sign up feature</text:p>
            <text:p>Wanzala Emmanuel: Login feature</text:p>
            <text:p>Patricia Anduru: List featur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Problem State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mpulse buying</text:p>
              </text:list-item>
              <text:list-item>
                <text:p>Poor financial plan</text:p>
              </text:list-item>
              <text:list-item>
                <text:p>Time wasting</text:p>
              </text:list-item>
              <text:list-item>
                <text:p>Forgetting important items while shopping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Solu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eated a web application where one can organize the shopping items</text:p>
              </text:list-item>
              <text:list-item>
                <text:p>The application can also be used to approximate and compute the total pr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Market Resear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Market research confirmed that about 85% bought the idea of the shopping list while 10% were not for it while for the other 5% did not ca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Development 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y 1: Ideation</text:p>
                <text:p><text:s text:c="11"/>Formulation of web layout</text:p>
              </text:list-item>
              <text:list-item>
                <text:p>Day 2: Product development</text:p>
              </text:list-item>
              <text:list-item>
                <text:p>Day 3 : Polishing the work</text:p>
                <text:p><text:s text:c="13"/>Merging the work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Cont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y 4: Slides prepar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Live Lin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Technologies us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JavaScript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Bootstr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2.629cm" svg:x="1.4cm" svg:y="0.628cm" presentation:class="title" presentation:user-transformed="true">
          <draw:text-box>
            <text:p>Challenges Fac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tting up fire base</text:p>
              </text:list-item>
              <text:list-item>
                <text:p>Github inconvenie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Future Implement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eate an android and ioS application</text:p>
              </text:list-item>
              <text:list-item>
                <text:p>Have <text:s/>a datab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07T07:56:58.320714632</meta:creation-date>
    <dc:date>2020-08-07T08:23:53.647463306</dc:date>
    <meta:editing-duration>PT3M52S</meta:editing-duration>
    <meta:editing-cycles>1</meta:editing-cycles>
    <meta:document-statistic meta:object-count="64"/>
    <meta:generator>LibreOffice/6.3.2.2$Linux_X86_64 LibreOffice_project/30$Build-2</meta:generator>
  </office:meta>
</office:document-meta>
</file>